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840f8" officeooo:paragraph-rsid="000840f8"/>
    </style:style>
    <style:style style:name="P2" style:family="paragraph" style:parent-style-name="Standard">
      <style:text-properties fo:font-weight="bold" officeooo:rsid="000840f8" officeooo:paragraph-rsid="000840f8" style:font-weight-asian="bold" style:font-weight-complex="bold"/>
    </style:style>
    <style:style style:name="P3" style:family="paragraph" style:parent-style-name="Standard">
      <style:paragraph-properties fo:break-before="page"/>
      <style:text-properties fo:font-weight="bold" officeooo:rsid="00212f34" officeooo:paragraph-rsid="00212f34" style:font-weight-asian="bold" style:font-weight-complex="bold"/>
    </style:style>
    <style:style style:name="P4" style:family="paragraph" style:parent-style-name="Standard">
      <style:text-properties fo:font-weight="bold" officeooo:rsid="00345ab5" officeooo:paragraph-rsid="00345ab5" style:font-weight-asian="bold" style:font-weight-complex="bold"/>
    </style:style>
    <style:style style:name="P5" style:family="paragraph" style:parent-style-name="Standard">
      <style:text-properties officeooo:rsid="000ae1aa" officeooo:paragraph-rsid="000ae1aa"/>
    </style:style>
    <style:style style:name="P6" style:family="paragraph" style:parent-style-name="Standard">
      <style:text-properties officeooo:rsid="000bcba2" officeooo:paragraph-rsid="000bcba2"/>
    </style:style>
    <style:style style:name="P7" style:family="paragraph" style:parent-style-name="Standard">
      <style:text-properties officeooo:rsid="000e2dd8" officeooo:paragraph-rsid="000e2dd8"/>
    </style:style>
    <style:style style:name="P8" style:family="paragraph" style:parent-style-name="Standard">
      <style:text-properties officeooo:rsid="000eb084" officeooo:paragraph-rsid="000eb084"/>
    </style:style>
    <style:style style:name="P9" style:family="paragraph" style:parent-style-name="Standard">
      <style:text-properties officeooo:rsid="0012756f" officeooo:paragraph-rsid="0012756f"/>
    </style:style>
    <style:style style:name="P10" style:family="paragraph" style:parent-style-name="Standard">
      <style:text-properties officeooo:rsid="0015c2df" officeooo:paragraph-rsid="0015c2df"/>
    </style:style>
    <style:style style:name="P11" style:family="paragraph" style:parent-style-name="Standard">
      <style:text-properties officeooo:rsid="00178034" officeooo:paragraph-rsid="00186173"/>
    </style:style>
    <style:style style:name="P12" style:family="paragraph" style:parent-style-name="Standard">
      <style:text-properties officeooo:rsid="0019ee6f" officeooo:paragraph-rsid="0019ee6f"/>
    </style:style>
    <style:style style:name="P13" style:family="paragraph" style:parent-style-name="Standard">
      <style:text-properties officeooo:rsid="001a1a0d" officeooo:paragraph-rsid="001a1a0d"/>
    </style:style>
    <style:style style:name="P14" style:family="paragraph" style:parent-style-name="Standard">
      <style:text-properties officeooo:rsid="00212f34" officeooo:paragraph-rsid="00212f34"/>
    </style:style>
    <style:style style:name="P15" style:family="paragraph" style:parent-style-name="Standard">
      <style:text-properties officeooo:rsid="0024f64c" officeooo:paragraph-rsid="0024f64c"/>
    </style:style>
    <style:style style:name="P16" style:family="paragraph" style:parent-style-name="Standard">
      <style:text-properties officeooo:rsid="0026946b" officeooo:paragraph-rsid="0026946b"/>
    </style:style>
    <style:style style:name="P17" style:family="paragraph" style:parent-style-name="Standard">
      <style:text-properties officeooo:rsid="0027e360" officeooo:paragraph-rsid="0027e360"/>
    </style:style>
    <style:style style:name="P18" style:family="paragraph" style:parent-style-name="Standard">
      <style:text-properties officeooo:rsid="0029b848" officeooo:paragraph-rsid="0029b848"/>
    </style:style>
    <style:style style:name="P19" style:family="paragraph" style:parent-style-name="Standard">
      <style:text-properties officeooo:rsid="002c05d0" officeooo:paragraph-rsid="002c05d0"/>
    </style:style>
    <style:style style:name="P20" style:family="paragraph" style:parent-style-name="Standard">
      <style:text-properties officeooo:rsid="002e0197" officeooo:paragraph-rsid="002e0197"/>
    </style:style>
    <style:style style:name="P21" style:family="paragraph" style:parent-style-name="Standard">
      <style:text-properties officeooo:rsid="0031028a" officeooo:paragraph-rsid="0031028a"/>
    </style:style>
    <style:style style:name="P22" style:family="paragraph" style:parent-style-name="Standard">
      <style:text-properties officeooo:rsid="0031028a" officeooo:paragraph-rsid="0033964a"/>
    </style:style>
    <style:style style:name="P23" style:family="paragraph" style:parent-style-name="Standard">
      <style:paragraph-properties fo:break-before="page"/>
      <style:text-properties officeooo:rsid="003750b3" officeooo:paragraph-rsid="00aa773d"/>
    </style:style>
    <style:style style:name="P24" style:family="paragraph" style:parent-style-name="Standard">
      <style:text-properties officeooo:rsid="003750b3" officeooo:paragraph-rsid="00990f3b"/>
    </style:style>
    <style:style style:name="P25" style:family="paragraph" style:parent-style-name="Standard">
      <style:text-properties officeooo:rsid="0038eef8" officeooo:paragraph-rsid="0038eef8"/>
    </style:style>
    <style:style style:name="P26" style:family="paragraph" style:parent-style-name="Standard">
      <style:text-properties officeooo:rsid="00a9660f" officeooo:paragraph-rsid="00a9660f"/>
    </style:style>
    <style:style style:name="P27" style:family="paragraph" style:parent-style-name="Standard">
      <style:text-properties officeooo:rsid="00baf2c8" officeooo:paragraph-rsid="00baf2c8"/>
    </style:style>
    <style:style style:name="P28" style:family="paragraph" style:parent-style-name="Standard">
      <style:text-properties officeooo:rsid="00d54c6b" officeooo:paragraph-rsid="00d54c6b"/>
    </style:style>
    <style:style style:name="P29" style:family="paragraph" style:parent-style-name="Standard">
      <style:paragraph-properties fo:break-before="page"/>
      <style:text-properties fo:font-weight="bold" officeooo:rsid="003750b3" officeooo:paragraph-rsid="003750b3" style:font-weight-asian="bold" style:font-weight-complex="bold"/>
    </style:style>
    <style:style style:name="P30" style:family="paragraph" style:parent-style-name="Standard">
      <style:text-properties officeooo:rsid="0015c2df" officeooo:paragraph-rsid="0015c2df"/>
    </style:style>
    <style:style style:name="P31" style:family="paragraph" style:parent-style-name="Standard">
      <style:text-properties officeooo:rsid="002e0197" officeooo:paragraph-rsid="002e0197"/>
    </style:style>
    <style:style style:name="P32" style:family="paragraph" style:parent-style-name="Standard">
      <style:text-properties officeooo:rsid="00eb35bc" officeooo:paragraph-rsid="00eb35bc"/>
    </style:style>
    <style:style style:name="P33" style:family="paragraph" style:parent-style-name="Standard">
      <style:text-properties officeooo:rsid="00a9660f" officeooo:paragraph-rsid="00a9660f"/>
    </style:style>
    <style:style style:name="P34" style:family="paragraph" style:parent-style-name="Standard">
      <style:text-properties officeooo:rsid="003750b3" officeooo:paragraph-rsid="00afafe3"/>
    </style:style>
    <style:style style:name="P35" style:family="paragraph" style:parent-style-name="Standard">
      <style:paragraph-properties fo:break-before="page"/>
      <style:text-properties officeooo:rsid="003750b3" officeooo:paragraph-rsid="003750b3"/>
    </style:style>
    <style:style style:name="P36" style:family="paragraph" style:parent-style-name="Standard">
      <style:text-properties officeooo:rsid="003750b3" officeooo:paragraph-rsid="003750b3"/>
    </style:style>
    <style:style style:name="P37" style:family="paragraph" style:parent-style-name="Standard">
      <style:text-properties officeooo:rsid="003750b3" officeooo:paragraph-rsid="01afa0df"/>
    </style:style>
    <style:style style:name="P38" style:family="paragraph" style:parent-style-name="Standard">
      <style:paragraph-properties fo:break-before="page"/>
      <style:text-properties officeooo:rsid="003750b3" officeooo:paragraph-rsid="01afa0df"/>
    </style:style>
    <style:style style:name="P39" style:family="paragraph" style:parent-style-name="Standard">
      <style:text-properties officeooo:rsid="003750b3" officeooo:paragraph-rsid="01d42fe1"/>
    </style:style>
    <style:style style:name="P40" style:family="paragraph" style:parent-style-name="Standard">
      <style:text-properties officeooo:rsid="003750b3" officeooo:paragraph-rsid="01ee5711"/>
    </style:style>
    <style:style style:name="P41" style:family="paragraph" style:parent-style-name="Standard">
      <style:text-properties officeooo:rsid="00ef4a0e" officeooo:paragraph-rsid="00ef4a0e"/>
    </style:style>
    <style:style style:name="P42" style:family="paragraph" style:parent-style-name="Standard">
      <style:text-properties officeooo:rsid="00f23211" officeooo:paragraph-rsid="00f23211"/>
    </style:style>
    <style:style style:name="P43" style:family="paragraph" style:parent-style-name="Standard">
      <style:text-properties officeooo:rsid="00f26b2d" officeooo:paragraph-rsid="00f26b2d"/>
    </style:style>
    <style:style style:name="P44" style:family="paragraph" style:parent-style-name="Standard">
      <style:text-properties officeooo:rsid="00f48e46" officeooo:paragraph-rsid="00f48e46"/>
    </style:style>
    <style:style style:name="P45" style:family="paragraph" style:parent-style-name="Standard">
      <style:text-properties officeooo:rsid="00f6169d" officeooo:paragraph-rsid="00f6169d"/>
    </style:style>
    <style:style style:name="P46" style:family="paragraph" style:parent-style-name="Standard">
      <style:text-properties officeooo:rsid="00f835be" officeooo:paragraph-rsid="00f835be"/>
    </style:style>
    <style:style style:name="P47" style:family="paragraph" style:parent-style-name="Standard">
      <style:text-properties officeooo:rsid="00c59903" officeooo:paragraph-rsid="01afa0df"/>
    </style:style>
    <style:style style:name="P48" style:family="paragraph" style:parent-style-name="Standard">
      <style:text-properties officeooo:rsid="00fa7a29" officeooo:paragraph-rsid="01afa0df"/>
    </style:style>
    <style:style style:name="P49" style:family="paragraph" style:parent-style-name="Standard">
      <style:text-properties officeooo:rsid="00c71338" officeooo:paragraph-rsid="01afa0df"/>
    </style:style>
    <style:style style:name="P50" style:family="paragraph" style:parent-style-name="Standard">
      <style:text-properties officeooo:rsid="0100910b" officeooo:paragraph-rsid="01afa0df"/>
    </style:style>
    <style:style style:name="P51" style:family="paragraph" style:parent-style-name="Standard">
      <style:text-properties officeooo:rsid="010291a1" officeooo:paragraph-rsid="01afa0df"/>
    </style:style>
    <style:style style:name="P52" style:family="paragraph" style:parent-style-name="Standard">
      <style:text-properties officeooo:rsid="011aa48c" officeooo:paragraph-rsid="01afa0df"/>
    </style:style>
    <style:style style:name="P53" style:family="paragraph" style:parent-style-name="Standard">
      <style:text-properties officeooo:rsid="011aceea" officeooo:paragraph-rsid="01afa0df"/>
    </style:style>
    <style:style style:name="P54" style:family="paragraph" style:parent-style-name="Standard">
      <style:text-properties officeooo:rsid="00d75b35" officeooo:paragraph-rsid="012262a3"/>
    </style:style>
    <style:style style:name="P55" style:family="paragraph" style:parent-style-name="Standard">
      <style:text-properties officeooo:rsid="00d75b35" officeooo:paragraph-rsid="00d75b35"/>
    </style:style>
    <style:style style:name="P56" style:family="paragraph" style:parent-style-name="Standard">
      <style:text-properties officeooo:rsid="012c34ac" officeooo:paragraph-rsid="012c34ac"/>
    </style:style>
    <style:style style:name="P57" style:family="paragraph" style:parent-style-name="Standard">
      <style:text-properties officeooo:rsid="012efcf1" officeooo:paragraph-rsid="01b1cd5c"/>
    </style:style>
    <style:style style:name="P58" style:family="paragraph" style:parent-style-name="Standard">
      <style:text-properties officeooo:rsid="0130f300" officeooo:paragraph-rsid="0130f300"/>
    </style:style>
    <style:style style:name="P59" style:family="paragraph" style:parent-style-name="Standard">
      <style:text-properties officeooo:rsid="013216ff" officeooo:paragraph-rsid="01c630a0"/>
    </style:style>
    <style:style style:name="P60" style:family="paragraph" style:parent-style-name="Standard">
      <style:text-properties officeooo:rsid="01326e7e" officeooo:paragraph-rsid="01326e7e"/>
    </style:style>
    <style:style style:name="P61" style:family="paragraph" style:parent-style-name="Standard">
      <style:text-properties officeooo:rsid="01326e7e" officeooo:paragraph-rsid="01c630a0"/>
    </style:style>
    <style:style style:name="P62" style:family="paragraph" style:parent-style-name="Standard">
      <style:text-properties officeooo:rsid="01430bbe" officeooo:paragraph-rsid="01ba7c3e"/>
    </style:style>
    <style:style style:name="P63" style:family="paragraph" style:parent-style-name="Standard">
      <style:text-properties officeooo:rsid="0041b3e4" officeooo:paragraph-rsid="01aa6266"/>
    </style:style>
    <style:style style:name="P64" style:family="paragraph" style:parent-style-name="Standard">
      <style:text-properties officeooo:rsid="0041b3e4" officeooo:paragraph-rsid="01b66a29"/>
    </style:style>
    <style:style style:name="P65" style:family="paragraph" style:parent-style-name="Standard">
      <style:text-properties officeooo:rsid="00d8bf0d" officeooo:paragraph-rsid="01b66a29"/>
    </style:style>
    <style:style style:name="P66" style:family="paragraph" style:parent-style-name="Standard">
      <style:text-properties officeooo:rsid="00d8bf0d" officeooo:paragraph-rsid="01ba7c3e"/>
    </style:style>
    <style:style style:name="P67" style:family="paragraph" style:parent-style-name="Standard">
      <style:text-properties officeooo:rsid="00db1b1c" officeooo:paragraph-rsid="01b8fd14"/>
    </style:style>
    <style:style style:name="P68" style:family="paragraph" style:parent-style-name="Standard">
      <style:text-properties officeooo:rsid="016e1ddc" officeooo:paragraph-rsid="01c4c7bb"/>
    </style:style>
    <style:style style:name="P69" style:family="paragraph" style:parent-style-name="Standard">
      <style:text-properties officeooo:rsid="0176d72f" officeooo:paragraph-rsid="01951e9a"/>
    </style:style>
    <style:style style:name="P70" style:family="paragraph" style:parent-style-name="Standard">
      <style:text-properties officeooo:rsid="017879c7" officeooo:paragraph-rsid="01951e9a"/>
    </style:style>
    <style:style style:name="P71" style:family="paragraph" style:parent-style-name="Standard">
      <style:text-properties officeooo:rsid="017879c7" officeooo:paragraph-rsid="01c8abc5"/>
    </style:style>
    <style:style style:name="P72" style:family="paragraph" style:parent-style-name="Standard">
      <style:text-properties officeooo:rsid="017879c7" officeooo:paragraph-rsid="01c9a411"/>
    </style:style>
    <style:style style:name="P73" style:family="paragraph" style:parent-style-name="Standard">
      <style:text-properties officeooo:rsid="019c3d1d" officeooo:paragraph-rsid="019c3d1d"/>
    </style:style>
    <style:style style:name="P74" style:family="paragraph" style:parent-style-name="Standard">
      <style:text-properties officeooo:rsid="01a6bcac" officeooo:paragraph-rsid="01aa6266"/>
    </style:style>
    <style:style style:name="P75" style:family="paragraph" style:parent-style-name="Standard">
      <style:text-properties officeooo:rsid="007e5169" officeooo:paragraph-rsid="007e5169"/>
    </style:style>
    <style:style style:name="P76" style:family="paragraph" style:parent-style-name="Standard">
      <style:text-properties officeooo:rsid="01cc5ccf" officeooo:paragraph-rsid="01cc5ccf"/>
    </style:style>
    <style:style style:name="P77" style:family="paragraph" style:parent-style-name="Standard">
      <style:text-properties officeooo:rsid="01d2124d" officeooo:paragraph-rsid="01d2124d"/>
    </style:style>
    <style:style style:name="P78" style:family="paragraph" style:parent-style-name="Standard">
      <style:text-properties officeooo:rsid="01d2124d" officeooo:paragraph-rsid="01dc5419"/>
    </style:style>
    <style:style style:name="P79" style:family="paragraph" style:parent-style-name="Standard">
      <style:text-properties officeooo:rsid="01d2124d" officeooo:paragraph-rsid="01de9aa3"/>
    </style:style>
    <style:style style:name="P80" style:family="paragraph" style:parent-style-name="Standard">
      <style:text-properties officeooo:rsid="01e6d9f3" officeooo:paragraph-rsid="01e6d9f3"/>
    </style:style>
    <style:style style:name="P81" style:family="paragraph" style:parent-style-name="Standard">
      <style:text-properties officeooo:rsid="01ec3e4b" officeooo:paragraph-rsid="01ec3e4b"/>
    </style:style>
    <style:style style:name="P82" style:family="paragraph" style:parent-style-name="Standard">
      <style:text-properties officeooo:rsid="01ee5711" officeooo:paragraph-rsid="01ee5711"/>
    </style:style>
    <style:style style:name="P83" style:family="paragraph" style:parent-style-name="Standard">
      <style:text-properties officeooo:rsid="0055a8c3" officeooo:paragraph-rsid="01f1d00d"/>
    </style:style>
    <style:style style:name="P84" style:family="paragraph" style:parent-style-name="Standard">
      <style:text-properties officeooo:rsid="0058f91f" officeooo:paragraph-rsid="01f8de73"/>
    </style:style>
    <style:style style:name="P85" style:family="paragraph" style:parent-style-name="Standard">
      <style:text-properties officeooo:rsid="0058f91f" officeooo:paragraph-rsid="02291e8e"/>
    </style:style>
    <style:style style:name="P86" style:family="paragraph" style:parent-style-name="Standard">
      <style:text-properties officeooo:rsid="0058f91f" officeooo:paragraph-rsid="022c7004"/>
    </style:style>
    <style:style style:name="P87" style:family="paragraph" style:parent-style-name="Standard">
      <style:text-properties officeooo:rsid="01f7da55" officeooo:paragraph-rsid="01f7da55"/>
    </style:style>
    <style:style style:name="P88" style:family="paragraph" style:parent-style-name="Standard">
      <style:text-properties officeooo:rsid="0069773c" officeooo:paragraph-rsid="01f8de73"/>
    </style:style>
    <style:style style:name="P89" style:family="paragraph" style:parent-style-name="Standard">
      <style:text-properties officeooo:rsid="01fd6b43" officeooo:paragraph-rsid="01fd6b43"/>
    </style:style>
    <style:style style:name="P90" style:family="paragraph" style:parent-style-name="Standard">
      <style:text-properties fo:font-style="italic" officeooo:rsid="00589526" officeooo:paragraph-rsid="005d48fd" style:font-style-asian="italic" style:font-style-complex="italic"/>
    </style:style>
    <style:style style:name="P91" style:family="paragraph" style:parent-style-name="Standard">
      <style:text-properties fo:font-style="italic" officeooo:rsid="02015fb6" officeooo:paragraph-rsid="02015fb6" style:font-style-asian="italic" style:font-style-complex="italic"/>
    </style:style>
    <style:style style:name="P92" style:family="paragraph" style:parent-style-name="Standard">
      <style:text-properties fo:font-style="italic" officeooo:rsid="020e88dc" officeooo:paragraph-rsid="020e88dc" style:font-style-asian="italic" style:font-style-complex="italic"/>
    </style:style>
    <style:style style:name="P93" style:family="paragraph" style:parent-style-name="Standard">
      <style:text-properties fo:font-style="italic" officeooo:rsid="020fdabd" officeooo:paragraph-rsid="020fdabd" style:font-style-asian="italic" style:font-style-complex="italic"/>
    </style:style>
    <style:style style:name="P94" style:family="paragraph" style:parent-style-name="Standard">
      <style:text-properties officeooo:rsid="00652112" officeooo:paragraph-rsid="00652112"/>
    </style:style>
    <style:style style:name="P95" style:family="paragraph" style:parent-style-name="Standard">
      <style:text-properties officeooo:rsid="01ffb563" officeooo:paragraph-rsid="01ffb563"/>
    </style:style>
    <style:style style:name="P96" style:family="paragraph" style:parent-style-name="Standard">
      <style:text-properties officeooo:rsid="02015fb6" officeooo:paragraph-rsid="02015fb6"/>
    </style:style>
    <style:style style:name="P97" style:family="paragraph" style:parent-style-name="Standard">
      <style:text-properties officeooo:rsid="0202ba9b" officeooo:paragraph-rsid="0202ba9b"/>
    </style:style>
    <style:style style:name="P98" style:family="paragraph" style:parent-style-name="Standard">
      <style:text-properties officeooo:rsid="02080960" officeooo:paragraph-rsid="02080960"/>
    </style:style>
    <style:style style:name="P99" style:family="paragraph" style:parent-style-name="Standard">
      <style:text-properties officeooo:rsid="0209fc5b" officeooo:paragraph-rsid="0209fc5b"/>
    </style:style>
    <style:style style:name="P100" style:family="paragraph" style:parent-style-name="Standard">
      <style:text-properties officeooo:rsid="020e88dc" officeooo:paragraph-rsid="020e88dc"/>
    </style:style>
    <style:style style:name="P101" style:family="paragraph" style:parent-style-name="Standard">
      <style:text-properties officeooo:rsid="020fc8b7" officeooo:paragraph-rsid="020fc8b7"/>
    </style:style>
    <style:style style:name="P102" style:family="paragraph" style:parent-style-name="Standard">
      <style:text-properties officeooo:rsid="0220e0ec" officeooo:paragraph-rsid="0230427a"/>
    </style:style>
    <style:style style:name="T1" style:family="text">
      <style:text-properties officeooo:rsid="000d0aef"/>
    </style:style>
    <style:style style:name="T2" style:family="text">
      <style:text-properties officeooo:rsid="000e6454"/>
    </style:style>
    <style:style style:name="T3" style:family="text">
      <style:text-properties officeooo:rsid="000f083f"/>
    </style:style>
    <style:style style:name="T4" style:family="text">
      <style:text-properties officeooo:rsid="001099aa"/>
    </style:style>
    <style:style style:name="T5" style:family="text">
      <style:text-properties officeooo:rsid="00143d10"/>
    </style:style>
    <style:style style:name="T6" style:family="text">
      <style:text-properties officeooo:rsid="001ae92c"/>
    </style:style>
    <style:style style:name="T7" style:family="text">
      <style:text-properties officeooo:rsid="001ca5c6"/>
    </style:style>
    <style:style style:name="T8" style:family="text">
      <style:text-properties officeooo:rsid="001d6ca0"/>
    </style:style>
    <style:style style:name="T9" style:family="text">
      <style:text-properties officeooo:rsid="00204aff"/>
    </style:style>
    <style:style style:name="T10" style:family="text">
      <style:text-properties officeooo:rsid="002147d1"/>
    </style:style>
    <style:style style:name="T11" style:family="text">
      <style:text-properties officeooo:rsid="0026946b"/>
    </style:style>
    <style:style style:name="T12" style:family="text">
      <style:text-properties officeooo:rsid="0027e360"/>
    </style:style>
    <style:style style:name="T13" style:family="text">
      <style:text-properties officeooo:rsid="002c603d"/>
    </style:style>
    <style:style style:name="T14" style:family="text">
      <style:text-properties officeooo:rsid="002f36c1"/>
    </style:style>
    <style:style style:name="T15" style:family="text">
      <style:text-properties officeooo:rsid="0031e3a1"/>
    </style:style>
    <style:style style:name="T16" style:family="text">
      <style:text-properties officeooo:rsid="0034d51f"/>
    </style:style>
    <style:style style:name="T17" style:family="text">
      <style:text-properties officeooo:rsid="00456e1a"/>
    </style:style>
    <style:style style:name="T18" style:family="text">
      <style:text-properties officeooo:rsid="0058f1a3"/>
    </style:style>
    <style:style style:name="T19" style:family="text">
      <style:text-properties officeooo:rsid="005db277"/>
    </style:style>
    <style:style style:name="T20" style:family="text">
      <style:text-properties officeooo:rsid="005e7f8a"/>
    </style:style>
    <style:style style:name="T21" style:family="text">
      <style:text-properties officeooo:rsid="0066741e"/>
    </style:style>
    <style:style style:name="T22" style:family="text">
      <style:text-properties officeooo:rsid="006b5dd3"/>
    </style:style>
    <style:style style:name="T23" style:family="text">
      <style:text-properties officeooo:rsid="007d4ba4"/>
    </style:style>
    <style:style style:name="T24" style:family="text">
      <style:text-properties officeooo:rsid="0083914d"/>
    </style:style>
    <style:style style:name="T25" style:family="text">
      <style:text-properties officeooo:rsid="0083d534"/>
    </style:style>
    <style:style style:name="T26" style:family="text">
      <style:text-properties officeooo:rsid="00a8debb"/>
    </style:style>
    <style:style style:name="T27" style:family="text">
      <style:text-properties officeooo:rsid="00bc4a5a"/>
    </style:style>
    <style:style style:name="T28" style:family="text">
      <style:text-properties fo:font-weight="bold" style:font-weight-asian="bold" style:font-weight-complex="bold"/>
    </style:style>
    <style:style style:name="T29" style:family="text">
      <style:text-properties fo:font-weight="bold" officeooo:rsid="00bf37a3" style:font-weight-asian="bold" style:font-weight-complex="bold"/>
    </style:style>
    <style:style style:name="T30" style:family="text">
      <style:text-properties fo:font-weight="bold" officeooo:rsid="00a9d9b6" style:font-weight-asian="bold" style:font-weight-complex="bold"/>
    </style:style>
    <style:style style:name="T31" style:family="text">
      <style:text-properties officeooo:rsid="00d6d1ed"/>
    </style:style>
    <style:style style:name="T32" style:family="text">
      <style:text-properties officeooo:rsid="00d9d660"/>
    </style:style>
    <style:style style:name="T33" style:family="text">
      <style:text-properties officeooo:rsid="00da3ec4"/>
    </style:style>
    <style:style style:name="T34" style:family="text">
      <style:text-properties officeooo:rsid="00e553be"/>
    </style:style>
    <style:style style:name="T35" style:family="text">
      <style:text-properties officeooo:rsid="00e8ac2e"/>
    </style:style>
    <style:style style:name="T36" style:family="text">
      <style:text-properties officeooo:rsid="00ea4268"/>
    </style:style>
    <style:style style:name="T37" style:family="text">
      <style:text-properties officeooo:rsid="00ebd17a"/>
    </style:style>
    <style:style style:name="T38" style:family="text">
      <style:text-properties officeooo:rsid="00ec38d9"/>
    </style:style>
    <style:style style:name="T39" style:family="text">
      <style:text-properties officeooo:rsid="00f05ca9"/>
    </style:style>
    <style:style style:name="T40" style:family="text">
      <style:text-properties officeooo:rsid="00f4002d"/>
    </style:style>
    <style:style style:name="T41" style:family="text">
      <style:text-properties officeooo:rsid="00fdea71"/>
    </style:style>
    <style:style style:name="T42" style:family="text">
      <style:text-properties officeooo:rsid="00ffc812"/>
    </style:style>
    <style:style style:name="T43" style:family="text">
      <style:text-properties officeooo:rsid="00ffcec8"/>
    </style:style>
    <style:style style:name="T44" style:family="text">
      <style:text-properties officeooo:rsid="010034ab"/>
    </style:style>
    <style:style style:name="T45" style:family="text">
      <style:text-properties officeooo:rsid="0101435d"/>
    </style:style>
    <style:style style:name="T46" style:family="text">
      <style:text-properties officeooo:rsid="0101acec"/>
    </style:style>
    <style:style style:name="T47" style:family="text">
      <style:text-properties officeooo:rsid="01039fa0"/>
    </style:style>
    <style:style style:name="T48" style:family="text">
      <style:text-properties officeooo:rsid="010881f0"/>
    </style:style>
    <style:style style:name="T49" style:family="text">
      <style:text-properties officeooo:rsid="010ca84f"/>
    </style:style>
    <style:style style:name="T50" style:family="text">
      <style:text-properties officeooo:rsid="010d6675"/>
    </style:style>
    <style:style style:name="T51" style:family="text">
      <style:text-properties officeooo:rsid="010e2f6d"/>
    </style:style>
    <style:style style:name="T52" style:family="text">
      <style:text-properties officeooo:rsid="011df348"/>
    </style:style>
    <style:style style:name="T53" style:family="text">
      <style:text-properties officeooo:rsid="012fe45e"/>
    </style:style>
    <style:style style:name="T54" style:family="text">
      <style:text-properties officeooo:rsid="01307b4b"/>
    </style:style>
    <style:style style:name="T55" style:family="text">
      <style:text-properties officeooo:rsid="013216ff"/>
    </style:style>
    <style:style style:name="T56" style:family="text">
      <style:text-properties officeooo:rsid="015739e3"/>
    </style:style>
    <style:style style:name="T57" style:family="text">
      <style:text-properties officeooo:rsid="015aa157"/>
    </style:style>
    <style:style style:name="T58" style:family="text">
      <style:text-properties officeooo:rsid="015c596d"/>
    </style:style>
    <style:style style:name="T59" style:family="text">
      <style:text-properties officeooo:rsid="015d54b9"/>
    </style:style>
    <style:style style:name="T60" style:family="text">
      <style:text-properties officeooo:rsid="015ee428"/>
    </style:style>
    <style:style style:name="T61" style:family="text">
      <style:text-properties officeooo:rsid="0160c9e6"/>
    </style:style>
    <style:style style:name="T62" style:family="text">
      <style:text-properties officeooo:rsid="01633979"/>
    </style:style>
    <style:style style:name="T63" style:family="text">
      <style:text-properties officeooo:rsid="016649bc"/>
    </style:style>
    <style:style style:name="T64" style:family="text">
      <style:text-properties officeooo:rsid="0169613c"/>
    </style:style>
    <style:style style:name="T65" style:family="text">
      <style:text-properties officeooo:rsid="016fea7a"/>
    </style:style>
    <style:style style:name="T66" style:family="text">
      <style:text-properties officeooo:rsid="01736824"/>
    </style:style>
    <style:style style:name="T67" style:family="text">
      <style:text-properties officeooo:rsid="0174d82b"/>
    </style:style>
    <style:style style:name="T68" style:family="text">
      <style:text-properties officeooo:rsid="017879c7"/>
    </style:style>
    <style:style style:name="T69" style:family="text">
      <style:text-properties officeooo:rsid="0179fdcd"/>
    </style:style>
    <style:style style:name="T70" style:family="text">
      <style:text-properties officeooo:rsid="01889c15"/>
    </style:style>
    <style:style style:name="T71" style:family="text">
      <style:text-properties officeooo:rsid="01898f3d"/>
    </style:style>
    <style:style style:name="T72" style:family="text">
      <style:text-properties officeooo:rsid="019f5515"/>
    </style:style>
    <style:style style:name="T73" style:family="text">
      <style:text-properties officeooo:rsid="01a19392"/>
    </style:style>
    <style:style style:name="T74" style:family="text">
      <style:text-properties officeooo:rsid="01aa6266"/>
    </style:style>
    <style:style style:name="T75" style:family="text">
      <style:text-properties officeooo:rsid="01ae954f"/>
    </style:style>
    <style:style style:name="T76" style:family="text">
      <style:text-properties officeooo:rsid="01b0a02c"/>
    </style:style>
    <style:style style:name="T77" style:family="text">
      <style:text-properties officeooo:rsid="01b1cd5c"/>
    </style:style>
    <style:style style:name="T78" style:family="text">
      <style:text-properties officeooo:rsid="01be857f"/>
    </style:style>
    <style:style style:name="T79" style:family="text">
      <style:text-properties officeooo:rsid="01c1b004"/>
    </style:style>
    <style:style style:name="T80" style:family="text">
      <style:text-properties officeooo:rsid="01cd877a"/>
    </style:style>
    <style:style style:name="T81" style:family="text">
      <style:text-properties officeooo:rsid="01de9aa3"/>
    </style:style>
    <style:style style:name="T82" style:family="text">
      <style:text-properties officeooo:rsid="01e0739e"/>
    </style:style>
    <style:style style:name="T83" style:family="text">
      <style:text-properties officeooo:rsid="01e1f6b7"/>
    </style:style>
    <style:style style:name="T84" style:family="text">
      <style:text-properties officeooo:rsid="01e31a42"/>
    </style:style>
    <style:style style:name="T85" style:family="text">
      <style:text-properties officeooo:rsid="01e37b44"/>
    </style:style>
    <style:style style:name="T86" style:family="text">
      <style:text-properties officeooo:rsid="01e454f6"/>
    </style:style>
    <style:style style:name="T87" style:family="text">
      <style:text-properties officeooo:rsid="01ecf7c8"/>
    </style:style>
    <style:style style:name="T88" style:family="text">
      <style:text-properties officeooo:rsid="01f115bd"/>
    </style:style>
    <style:style style:name="T89" style:family="text">
      <style:text-properties officeooo:rsid="01fa1fb7"/>
    </style:style>
    <style:style style:name="T90" style:family="text">
      <style:text-properties officeooo:rsid="01fa3e90"/>
    </style:style>
    <style:style style:name="T91" style:family="text">
      <style:text-properties officeooo:rsid="01fa882e"/>
    </style:style>
    <style:style style:name="T92" style:family="text">
      <style:text-properties officeooo:rsid="01fbdb90"/>
    </style:style>
    <style:style style:name="T93" style:family="text">
      <style:text-properties officeooo:rsid="02012a92"/>
    </style:style>
    <style:style style:name="T94" style:family="text">
      <style:text-properties officeooo:rsid="020b4f7e"/>
    </style:style>
    <style:style style:name="T95" style:family="text">
      <style:text-properties officeooo:rsid="020cfc41"/>
    </style:style>
    <style:style style:name="T96" style:family="text">
      <style:text-properties officeooo:rsid="020d5224"/>
    </style:style>
    <style:style style:name="T97" style:family="text">
      <style:text-properties officeooo:rsid="0214aed8"/>
    </style:style>
    <style:style style:name="T98" style:family="text">
      <style:text-properties officeooo:rsid="0216a43b"/>
    </style:style>
    <style:style style:name="T99" style:family="text">
      <style:text-properties officeooo:rsid="0218abdb"/>
    </style:style>
    <style:style style:name="T100" style:family="text">
      <style:text-properties officeooo:rsid="021a39ab"/>
    </style:style>
    <style:style style:name="T101" style:family="text">
      <style:text-properties officeooo:rsid="021d4a85"/>
    </style:style>
    <style:style style:name="T102" style:family="text">
      <style:text-properties officeooo:rsid="0224739c"/>
    </style:style>
    <style:style style:name="T103" style:family="text">
      <style:text-properties officeooo:rsid="02291e8e"/>
    </style:style>
    <style:style style:name="T104" style:family="text">
      <style:text-properties officeooo:rsid="022c7004"/>
    </style:style>
    <style:style style:name="T105" style:family="text">
      <style:text-properties officeooo:rsid="022d0e94"/>
    </style:style>
    <style:style style:name="T106" style:family="text">
      <style:text-properties officeooo:rsid="022e4f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hrplan für das BORG – 6 Jahre</text:p>
      <text:p text:style-name="P1"/>
      <text:p text:style-name="P5">Das BORG sollte von 12 bis 18 Jahre gehen, d.h. insgesamt 6 Jahre.</text:p>
      <text:p text:style-name="P5"/>
      <text:p text:style-name="P6">Es beginnt mit der Pubertät (Kohan) – die große Veränderung bedeutet.</text:p>
      <text:p text:style-name="P6">Der Mensch wird Erwachsen – <text:span text:style-name="T1">der Erwachsene</text:span> „erwacht“. <text:span text:style-name="T1">Das Kind geht schlafen.</text:span></text:p>
      <text:p text:style-name="P7">Als solches beginnt ein Aufbruch in eine stürmische, wilde Zeit. Der Lehrplan sollte das widerspiegeln und die volle Vielfalt der Welt enthalten. <text:span text:style-name="T2">Es sollte nicht versucht werden, einfache, kindgerechte „Häppchen“ zu servieren – stattdessen sollte der Fokus auf Vollständigkeit und Umfassendheit gelegt werden. Das bedeutet nicht, dass alles bis ins kleinste Detail ausgeführt werden muss, aber es dürfen eben keine großen Lücken auf der Landkarte bleiben.</text:span></text:p>
      <text:p text:style-name="P7"/>
      <text:p text:style-name="P8">Der Lehrplan muss einen verhältnismäßigen Teil dessen enthalten, was es zum jeweiligen Fachgebiet zu sagen gibt. <text:span text:style-name="T3">In der Mathematik müssen etwa die vier wichtigen Themen „Sätze“, „Mengen“, „Algebra“ und „Analysis“ angesprochen werden, weil diese auch in der Hochschul-Lehre noch zentral sind. </text:span><text:span text:style-name="T4">Es muss eine verständliche, einfache Einarbeitung in die Themen möglich sein, aber dabei müssen echte Fortschritte im Verständnis der Sache erzielt werden.</text:span></text:p>
      <text:p text:style-name="P8"/>
      <text:p text:style-name="P9">Die normale Arbeitswoche für Erwachsene sieht nach der Work-Life-Balance etwa 20 Wochenstunden <text:span text:style-name="T9">vor</text:span>. Demnach liegt es nahe, diesen Umfang auch für junge Erwachsene – sogenannte Pubertiere zu umfassen. <text:span text:style-name="T5">Aufgeteilt auf fünf wichtige Fächer (je nach Schwerpunktsetzung der Schule) ergibt das ungefähr 4 Wochenstunden für Mathematik.</text:span></text:p>
      <text:p text:style-name="P10">In einer Vier-Tage-Woche sind das etwa eine Stunde pro Tag.</text:p>
      <text:p text:style-name="P11">Die Sommerferien gehören abgeschafft. Stattdessen sollte man eine 20-Stunden-Woche einführen.</text:p>
      <text:p text:style-name="P11">Bei 50 Wochen im Jahr, 4 Stunden die Woche ergibt das 200 Stunden Mathematik im Jahr.</text:p>
      <text:p text:style-name="P12">In 6 Jahren sind das somit 1200 Stunden, also etwa 1000 Stunden.</text:p>
      <text:p text:style-name="P12"/>
      <text:p text:style-name="P13">Um einen Punkt am Lehrinhalt abzuarbeiten, braucht man etwa 30 Stunden. Man muss bedenken, dass es zu jeder wesentlichen Erkenntnis noch zahlreiche Wiederholungen, Nachfragen und Beispiele/Übungen gibt. <text:span text:style-name="T6">Vor allem für die Übungen ist genügend Zeit einzuplanen. </text:span><text:span text:style-name="T7">Somit können in der Mathematik der gesamten Sekundarstufe etwa 30 Punkte des Lehrinhalts abgearbeitet werden. </text:span><text:span text:style-name="T8">Somit sollte der Lehrplan etwa diese Größe haben.</text:span></text:p>
      <text:p text:style-name="P13"/>
      <text:p text:style-name="P3">Der Lehrplan der Mathematik <text:span text:style-name="T10">der Sekundarstufe</text:span></text:p>
      <text:p text:style-name="P14"/>
      <text:p text:style-name="P15">Die vier wichtigen Themen, die behandelt werden müssen, sind:</text:p>
      <text:p text:style-name="P15"/>
      <text:p text:style-name="P15">* Sätze (mathematische Aussagen, logische Verknüpfungen)</text:p>
      <text:p text:style-name="P15">* Mengen <text:span text:style-name="T11">(Schnitt und Vereinigung, wichtigste Mengen)</text:span></text:p>
      <text:p text:style-name="P16">* Algebra <text:span text:style-name="T12">(„direkte“ Funktionen aus Plus und Mal, Algorithmen)</text:span></text:p>
      <text:p text:style-name="P17">* Analysis (symbolische Vorgänge wie Ableiten, Umformen von Gleichungen)</text:p>
      <text:p text:style-name="P10"/>
      <text:p text:style-name="P18">Zu diesem Zweck können zu weiteren Themen Bezug genommen werden, z.B. zur Geometrie <text:span text:style-name="T34">(„Anschauungsraum“, Flächenberechnung, Kurven)</text:span>. <text:span text:style-name="T14">Die Themen müssen nicht in dieser Reihenfolge bearbeitet werden, es wird sogar davon abgeraten. Themen sollten mehrfach und zu verschiedenen Zeitpunkten wiederholt werden, sodass eine Durchmischung der Inhalte erfolgt.</text:span></text:p>
      <text:p text:style-name="P18"/>
      <text:p text:style-name="P19">Der Lehrplan stellt eine Auswahl von mathematischen Inhalten dar, die geeignet sind, um ein umfassendes, repräsentatives Wissen der Mathematik zu erlangen. <text:span text:style-name="T13">Der Lehrer wird nicht gezwungen, sich an diesen zu halten, es wird aber empfohlen.</text:span></text:p>
      <text:p text:style-name="P19"/>
      <text:p text:style-name="P20">Die Zeitaufteilung <text:span text:style-name="T26">wird wie folgt empfohlen</text:span>:</text:p>
      <text:p text:style-name="P20">* <text:span text:style-name="T35">Logik</text:span>: <text:s text:c="6"/><text:span text:style-name="T36">2</text:span>0 %</text:p>
      <text:p text:style-name="P20">* Mengen: <text:s text:c="2"/><text:span text:style-name="T36">2</text:span>0 %</text:p>
      <text:p text:style-name="P20">* Algebra: <text:s text:c="3"/>40 %</text:p>
      <text:p text:style-name="P20">* Analysis: <text:s text:c="2"/><text:span text:style-name="T36">2</text:span>0 %</text:p>
      <text:p text:style-name="P20"/>
      <text:p text:style-name="P32">Außerdem ist eine Absprache mit der Informatik zu empfehlen, da sie sich mit Algorithmen beschäftigt, die auch für die Mathematik nützlich sind <text:span text:style-name="T37">(Stichwort „Funktionen“). </text:span><text:span text:style-name="T38">Darüber hinaus ist eine Einführung der meisten Themen über die Physik hilfreich beim Verständnis und bei der Annahme der gelehrten Inhalte.</text:span></text:p>
      <text:p text:style-name="P20"/>
      <text:p text:style-name="P4">Genaue Gliederung <text:span text:style-name="T16">der Inhalte in Punkte</text:span></text:p>
      <text:p text:style-name="P20"/>
      <text:p text:style-name="P22">Jeder Punkt des Lehrplans sollte etwa 30 Stunden insgesamt in Anspruch nehmen. Beispiel: 2 Stunden Definition, 3 Stunden <text:span text:style-name="T15">Erkenntnis</text:span>, 25 Stunden Übung, über die Jahre verteilt.</text:p>
      <text:p text:style-name="P21"/>
      <text:p text:style-name="P26">Der Folgende Entwurf stellt beispielhafte Punkte dar, die im Unterricht behandelt werden können. Es wird empfohlen, jeden Punkt mindestens einmal zu streifen, damit Jugendliche später leicht an zuvor gehörtes anknüpfen können, falls sie sich darauf spezialisieren. Wie genau die Zeitaufteilung erfolgt, wird jedoch der Lehrperson überlassen. Dabei sind auch auf die jeweiligen Umstände rücksicht zu nehmen. Beispielsweise können Übungsbeispiele aus der industriellen Praxis vorgenommen werden.</text:p>
      <text:p text:style-name="P26"/>
      <text:p text:style-name="P26"/>
      <text:p text:style-name="P23"><text:span text:style-name="T29">Aussagen / </text:span><text:span text:style-name="T30">Logik</text:span></text:p>
      <text:p text:style-name="P27"/>
      <text:p text:style-name="P27">Die Logik ist eine Art Rahmenwerk der Mathematik. <text:span text:style-name="T27">Sie ist keine einzelne Formel, sondern die Art, wie wir Denken und Schlussfolgerungen machen.</text:span></text:p>
      <text:p text:style-name="P42">Folgende Inhalte sind zu diesem Punkt passend und könnten durchbesprochen werden:</text:p>
      <text:p text:style-name="P42"/>
      <text:p text:style-name="P42">* Grundlegende Definition, wahr-falsch-Schema</text:p>
      <text:p text:style-name="P43">* Ausschließendes Oder („man kann nur an einem <text:span text:style-name="T40">O</text:span>rt gleichzeitig sein“)</text:p>
      <text:p text:style-name="P44">* Abhängigkeit von Variablen, conditions</text:p>
      <text:p text:style-name="P45">* Ursache-Wirkungs-Prinzip, Kausalität</text:p>
      <text:p text:style-name="P34"/>
      <text:p text:style-name="P46">Mit der Informatik:</text:p>
      <text:p text:style-name="P46">* if-statement</text:p>
      <text:p text:style-name="P34"/>
      <text:p text:style-name="P41">Dazu halte ich es für vorstellbar, unkonventionelle Lehransätze zu versuchen, wie das Nachvollziehen von Schlussfolgerungen in Detektiv-Geschichten. <text:span text:style-name="T39">Dies steigert die Begeisterung und Motivation der Jugendlichen für die Lehrinhalte.</text:span></text:p>
      <text:p text:style-name="P41"/>
      <text:p text:style-name="P24"/>
      <text:p text:style-name="P36"/>
      <text:p text:style-name="P35"><text:span text:style-name="T28">Algebra</text:span></text:p>
      <text:p text:style-name="P25"/>
      <text:p text:style-name="P28">* <text:span text:style-name="T53">Grund</text:span><text:span text:style-name="T56">legende Zahlenbereiche</text:span><text:span text:style-name="T53">: </text:span>die ganzen und <text:span text:style-name="T31">rationalen</text:span> Zahlen</text:p>
      <text:p text:style-name="P55">* Grundlegende <text:span text:style-name="T54">Rechenschritte: </text:span>Plus und Mal</text:p>
      <text:p text:style-name="P58">* Wiederholung und Übungsaufgaben dazu <text:s/><text:span text:style-name="T64">(ohne/mit Taschenrechner)</text:span></text:p>
      <text:p text:style-name="P54"/>
      <text:p text:style-name="P73">* Variablen</text:p>
      <text:p text:style-name="P56">* Was ist eine Funktion? Rechenvorschriften.</text:p>
      <text:p text:style-name="P56">* <text:span text:style-name="T61">einfache </text:span><text:span text:style-name="T62">mathematische </text:span><text:span text:style-name="T61">Programme</text:span> <text:span text:style-name="T57">(mit Informatik)</text:span></text:p>
      <text:p text:style-name="P62">* <text:span text:style-name="T63">Programmier</text:span>beispiele (<text:span text:style-name="T58">z.B. </text:span><text:span text:style-name="T59">Flächen</text:span>berechnung, <text:span text:style-name="T60">Kostenaufstellung</text:span>)</text:p>
      <text:p text:style-name="P66"/>
      <text:p text:style-name="P57"/>
      <text:p text:style-name="P69">* Ro<text:span text:style-name="T68">boter bauen/programmieren (mit Informatik)</text:span></text:p>
      <text:p text:style-name="P72">* Iterative Verfahren <text:span text:style-name="T69">(Differenzengleichungen, </text:span><text:span text:style-name="T71">Numerik)</text:span></text:p>
      <text:p text:style-name="P72"><text:span text:style-name="T70">* </text:span><text:span text:style-name="T69">Microcontroller (mit Informatik)</text:span></text:p>
      <text:p text:style-name="P76">* while-schleifen</text:p>
      <text:p text:style-name="P63"/>
      <text:p text:style-name="P63">* <text:span text:style-name="T74">Bewegungen und </text:span>Vektoren im <text:span text:style-name="T17">zwei</text:span>dimensionalen Raum </text:p>
      <text:p text:style-name="P74">* Drehungen in der Ebene und Rotationsmatri<text:span text:style-name="T75">x</text:span></text:p>
      <text:p text:style-name="P74"/>
      <text:p text:style-name="P70"/>
      <text:p text:style-name="P68">* <text:span text:style-name="T55">Tupel </text:span><text:span text:style-name="T78">(</text:span><text:span text:style-name="T79">Ortsreihen</text:span><text:span text:style-name="T78">)</text:span></text:p>
      <text:p text:style-name="P59">* Indexmengen <text:span text:style-name="T65">und Adressraum (mit Informatik)</text:span></text:p>
      <text:p text:style-name="P61">* Arrays und for-Schleifen</text:p>
      <text:p text:style-name="P71"/>
      <text:p text:style-name="P65">* das <text:span text:style-name="T32">Skalarprodukt, „</text:span><text:span text:style-name="T72">duale Paarung“: </text:span><text:span text:style-name="T73">Beispiel</text:span><text:span text:style-name="T77">e</text:span></text:p>
      <text:p text:style-name="P65"><text:span text:style-name="T33"><text:s text:c="3"/>Erwartungswert Ackerfläche </text:span><text:span text:style-name="T77">(Summe von Bodenfruchtbarkeit mal Fläche)</text:span><text:span text:style-name="T33">,</text:span></text:p>
      <text:p text:style-name="P65"><text:span text:style-name="T76"><text:s text:c="3"/>Buchhaltung </text:span><text:span text:style-name="T77">(Summe von Stückkosten mal Stückzahl)</text:span></text:p>
      <text:p text:style-name="P67">* Erwartungswert vieler wichtiger Phänomene, z.B. jährliche Regenmenge</text:p>
      <text:p text:style-name="P64"/>
      <text:p text:style-name="P60">* <text:span text:style-name="T67">(</text:span>mit Informatik<text:span text:style-name="T67">)</text:span> Speicherung/<text:span text:style-name="T66">Übertragung</text:span> von Daten</text:p>
      <text:p text:style-name="P60"/>
      <text:p text:style-name="P60"/>
      <text:p text:style-name="P38"><text:span text:style-name="T28">Mengen</text:span></text:p>
      <text:p text:style-name="P37"/>
      <text:p text:style-name="P48">* Grundlegende Eigenschaften einer Menge („ist-enthalten-in-<text:span text:style-name="T41">Methodik</text:span>“)</text:p>
      <text:p text:style-name="P47">* <text:span text:style-name="T42">Der Anschauungsraum </text:span>(Mengendiagramme)</text:p>
      <text:p text:style-name="P49"/>
      <text:p text:style-name="P49">* <text:span text:style-name="T43">Grundlegende Operationen: </text:span>Schnitt, Vereinigung</text:p>
      <text:p text:style-name="P49"/>
      <text:p text:style-name="P49"><text:span text:style-name="T44">* Spezielle Mengen: die </text:span>leere Menge, <text:span text:style-name="T44">natürliche Zahlen, ganze Zahlen</text:span></text:p>
      <text:p text:style-name="P49"/>
      <text:p text:style-name="P50">* <text:span text:style-name="T51">Indexm</text:span>engen, Elemente als <text:span text:style-name="T52">Adressen</text:span> <text:span text:style-name="T45">(</text:span><text:span text:style-name="T80">Arrays, </text:span><text:span text:style-name="T46">Vektorräume, </text:span><text:span text:style-name="T48">Tabellen</text:span><text:span text:style-name="T45">)</text:span></text:p>
      <text:p text:style-name="P50"><text:s text:c="3"/><text:span text:style-name="T47">mit der Informatik: der Hauptspeicher. </text:span><text:span text:style-name="T49">Zeiger </text:span><text:span text:style-name="T50">und Adressraum</text:span></text:p>
      <text:p text:style-name="P51"/>
      <text:p text:style-name="P52">* Algebraische Mengen (die reellen Zahlen, rationale Zahlen, komplexe Zahlen)</text:p>
      <text:p text:style-name="P53">* Verknüpfungen auf algebraischen Mengen</text:p>
      <text:p text:style-name="P37"/>
      <text:p text:style-name="P37"/>
      <text:p text:style-name="P29">Analysis</text:p>
      <text:p text:style-name="P36"/>
      <text:p text:style-name="P78">Analysis ist grundsätzlich Sprachverarbeitung.</text:p>
      <text:p text:style-name="P79"><text:span text:style-name="T83">In der Mathematik bedeutet das </text:span><text:span text:style-name="T81">das </text:span>Verarbeiten von symbolische<text:span text:style-name="T81">n</text:span> Ausdrücken <text:span text:style-name="T84">und Gleichungen</text:span> („<text:span text:style-name="T82">Term-</text:span>Sprache“, „<text:span text:style-name="T85">Formelsprache“</text:span>).</text:p>
      <text:p text:style-name="P77"/>
      <text:p text:style-name="P77">Darunter fällt auch das Umformen von Ausdrücken <text:span text:style-name="T86">und das Lösen von Gleichungen.</text:span></text:p>
      <text:p text:style-name="P80">Beim Lösen von Gleichungen handelt es sich um „inverse Probleme“, weil eine Funktion umgekehrt werden soll.</text:p>
      <text:p text:style-name="P77"/>
      <text:p text:style-name="P81">Die typischen Inhalte der Analysis wie Integrieren und Ableiten sind ebenfalls wichtig.</text:p>
      <text:p text:style-name="P81">Bei <text:span text:style-name="T87">ihnen geht es um die Veränderung der Darstellung eine</text:span><text:span text:style-name="T88">r Funktion</text:span><text:span text:style-name="T87">.</text:span></text:p>
      <text:p text:style-name="P82">Das Ableiten kann dabei wieder als direktes, das Integrieren als inverses Problem betrachtet werden.</text:p>
      <text:p text:style-name="P40"/>
      <text:p text:style-name="P83"/>
      <text:p text:style-name="P92">Funktionen</text:p>
      <text:p text:style-name="P100">* inverse Probleme (f(x) = y für gegebenes y)</text:p>
      <text:p text:style-name="P100">* Umformungen von Gleichungen</text:p>
      <text:p text:style-name="P101">* Gleichungen-Lösen</text:p>
      <text:p text:style-name="P100"/>
      <text:p text:style-name="P90"><text:span text:style-name="T18">Ableitung</text:span></text:p>
      <text:p text:style-name="P89">* Darstellung als Zeit- <text:span text:style-name="T93">oder Orts</text:span>veränderung</text:p>
      <text:p text:style-name="P95">* einfache Beispiele: lineare, quadratische Funktionen</text:p>
      <text:p text:style-name="P98">* formale Regeln: <text:span text:style-name="T95">Summenregel, </text:span>Produktregel, <text:span text:style-name="T96">Kettenregel</text:span></text:p>
      <text:p text:style-name="P99">* <text:span text:style-name="T94">Anwendung/</text:span>Beispiel: Polynome</text:p>
      <text:p text:style-name="P94"/>
      <text:p text:style-name="P91">Integration</text:p>
      <text:p text:style-name="P96">* Darstellung als Umkehrung der Ableitung</text:p>
      <text:p text:style-name="P97">* einfache Beispiele: Polynome</text:p>
      <text:p text:style-name="P94"/>
      <text:p text:style-name="P93"><text:span text:style-name="T100">Differenzialgleichung, </text:span><text:span text:style-name="T102">Komplexe Zahlen </text:span><text:span text:style-name="T105">und </text:span><text:span text:style-name="T102">Schwingungen</text:span></text:p>
      <text:p text:style-name="P102">* <text:span text:style-name="T106">Differenzengleichung: </text:span>Definition, Beispiele</text:p>
      <text:p text:style-name="P87">* <text:span text:style-name="T98">D</text:span>ifferenzialgleichung <text:span text:style-name="T97">f’(x) = f(x)</text:span></text:p>
      <text:p text:style-name="P88">* Exponentialfunktion und Wachstumsprozesse <text:span text:style-name="T25">(Beispiel Wirtschaft)</text:span></text:p>
      <text:p text:style-name="P84"/>
      <text:p text:style-name="P86">* Komplexe Zahlen: <text:span text:style-name="T104">Definition, k</text:span>omplexe Exponentialfunktion</text:p>
      <text:p text:style-name="P86"><text:span text:style-name="T104">* Anwendung </text:span><text:span text:style-name="T89">Schwingungen</text:span><text:span text:style-name="T20">: Kreise und Schwingungsprozesse</text:span></text:p>
      <text:p text:style-name="P85"><text:span text:style-name="T103">* </text:span>Sinus und Cosinus <text:span text:style-name="T19">als Real- und Imaginärteil der komplexen Exponentialfunktion</text:span></text:p>
      <text:p text:style-name="P75"/>
      <text:p text:style-name="P7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0T20:54:06.517809063</meta:creation-date>
    <meta:generator>LibreOffice/7.4.7.2$Linux_X86_64 LibreOffice_project/40$Build-2</meta:generator>
    <dc:date>2023-12-16T09:05:23.667774278</dc:date>
    <meta:editing-duration>PT19H38M2S</meta:editing-duration>
    <meta:editing-cycles>521</meta:editing-cycles>
    <meta:document-statistic meta:table-count="0" meta:image-count="0" meta:object-count="0" meta:page-count="6" meta:paragraph-count="97" meta:word-count="1051" meta:character-count="7812" meta:non-whitespace-character-count="6829"/>
  </office:meta>
</office:document-meta>
</file>